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officeooo:paragraph-rsid="0023fd2b"/>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P18" style:family="paragraph" style:parent-style-name="Standard" style:master-page-name="Index">
      <style:paragraph-properties style:page-number="auto"/>
    </style:style>
    <style:style style:name="T1" style:family="text">
      <style:text-properties officeooo:rsid="001ec7f1"/>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23fd2b"/>
    </style:style>
    <style:style style:name="T11" style:family="text">
      <style:text-properties officeooo:rsid="0024f991"/>
    </style:style>
    <style:style style:name="T12" style:family="text">
      <style:text-properties officeooo:rsid="00250a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Version 2.<text:span text:style-name="T10">1</text:span>.<text:span text:style-name="T10">0</text:span></text:p>
      <text:p text:style-name="P9">Mozilla Thunderbird Configuration Guide</text:p>
      <text:p text:style-name="P3"/>
      <text:p text:style-name="P18">Copyright © <text:s/>2009-201<text:span text:style-name="T1">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text:span text:style-name="T10">1</text:span>.<text:span text:style-name="T10">0</text:span> – <text:span text:style-name="T10">November</text:span> 201<text:span text:style-name="T1">3</text:span></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2</text:p>
          <text:p text:style-name="P14">Chapter 7<text:tab/>Commercial Support and Contact Information <text:s text:c="2"/><text:tab/>13</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text:span text:style-name="T10">1</text:span>.<text:span text:style-name="T10">0</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17 ESR, <text:span text:style-name="T10">and 24</text:span> are supported <text:span text:style-name="T10">and</text:span> it is recommend to use <text:span text:style-name="T10">version 24</text:span>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P7"><text:span text:style-name="T10">When using version 24 of Thunderbird, you can use the latest version of Mozilla Lightning. </text:span><text:span text:style-name="T11">Use the Add-ons manager of Thunderbird or visit</text:span><text:span text:style-name="T10"> :</text:span></text:p>
      <text:p text:style-name="P7"><text:a xlink:type="simple" xlink:href="https://addons.mozilla.org/en-US/thunderbird/addon/lightning/"><text:span text:style-name="T10">https://addons.mozilla.org/en-US/thunderbird/addon/lightning/</text:span></text:a></text:p>
      <text:p text:style-name="Standard">When using version 17 ESR of Thunderbird, you can use Mozilla Lightning version 1.9.<text:span text:style-name="T10">1</text:span>. In order to download the extension, please visit :</text:p>
      <text:p text:style-name="P7"><text:a xlink:type="simple" xlink:href="https://addons.mozilla.org/en-US/thunderbird/addon/lightning/versions/?page=1#version-1.9.1"><text:span text:style-name="T10">https://addons.mozilla.org/en-US/thunderbird/addon/lightning/versions/?page=1#version-1.9.1</text:span></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17 ESR <text:span text:style-name="T11">and 24</text:span>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text:line-break/>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text:s/>It should work out of the box as long as the script is placed in the same directory as the xpi files.</text:span></text:p>
      <text:p text:style-name="P5">If for some reason this is not the case, then the link should be adjusted to fit the actual file layout: <text:s/></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oft-page-break/><text:span text:style-name="T4">extensions.rdf</text:span><text:span text:style-name="T8"> file.</text:span></text:p>
      <text:p text:style-name="Standard"/>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text:span text:style-name="T11">24</text:span>.<text:span text:style-name="T11">1</text:span>.<text:span text:style-name="T11">0</text:span>",</text:p>
      <text:p text:style-name="Code"><text:s text:c="19"/>"filename" =&gt; "sogo-connector-<text:span text:style-name="T11">24</text:span>.0.<text:span text:style-name="T12">0</text:span>.xpi" ),</text:p>
      <text:p text:style-name="Code"><text:s text:c="9"/>"sogo-integrator@inverse.ca"</text:p>
      <text:p text:style-name="Code"><text:s text:c="9"/>=&gt; array( "application" =&gt; "thunderbird",</text:p>
      <text:p text:style-name="Code"><text:s text:c="19"/>"version" =&gt; "<text:span text:style-name="T12">24</text:span>.<text:span text:style-name="T12">1</text:span>.<text:span text:style-name="T12">0</text:span>",</text:p>
      <text:p text:style-name="Code"><text:s text:c="19"/>"filename" =&gt; "sogo-integrator-<text:span text:style-name="T12">24</text:span>.0.<text:span text:style-name="T12">0</text:span>-sogo-demo.xpi" ),</text:p>
      <text:p text:style-name="Code"><text:s text:c="9"/>"{e2fda1a4-762b-4020-b5ad-a41df1933103}"</text:p>
      <text:p text:style-name="Code"><text:s text:c="9"/>=&gt; array( "application" =&gt; "thunderbird",</text:p>
      <text:p text:style-name="Code"><text:s text:c="19"/>"version" =&gt; "<text:span text:style-name="T12">2</text:span>.<text:span text:style-name="T12">6</text:span>.<text:span text:style-name="T12">2</text:span>",</text:p>
      <text:p text:style-name="Code"><text:s text:c="19"/>"filename" =&gt; "lightning-<text:span text:style-name="T12">2</text:span>.<text:span text:style-name="T12">6</text:span>.<text:span text:style-name="T12">2</text:span>.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text:span text:style-name="T12">2.6.2</text:span>.xpi</text:p>
      <text:p text:style-name="Code">Linux_x86-gcc3/lightning-<text:span text:style-name="T12">2.6.2</text:span>.xpi</text:p>
      <text:p text:style-name="Code">Linux_x86_64-gcc3/lightning-<text:span text:style-name="T12">2.6.2</text:span>.xpi</text:p>
      <text:p text:style-name="Code">WINNT_x86-msvc/lightning-<text:span text:style-name="T12">2.6.2</text:span>.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11"/>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1ec7f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text:span text:style-name="MT1">3</text:span> Inverse inc.<text:tab/><text:chapter text:display="name" text:outline-level="1">Commercial Support and Contact Information</text:chapter><text:tab/><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MacOSX_x86 LibreOffice_project/5464147a081647a250913f19c0715bca595af2f</meta:generator>
    <meta:creation-date>2008-10-24T09:42:32</meta:creation-date>
    <meta:editing-cycles>157</meta:editing-cycles>
    <meta:editing-duration>P1DT3H2M55S</meta:editing-duration>
    <dc:date>2013-11-07T11:04:31</dc:date>
    <meta:document-statistic meta:table-count="0" meta:image-count="2" meta:object-count="0" meta:page-count="15" meta:paragraph-count="164" meta:word-count="1852" meta:character-count="13543" meta:non-whitespace-character-count="11500"/>
    <meta:user-defined meta:name="Info 1"/>
    <meta:user-defined meta:name="Info 2"/>
    <meta:user-defined meta:name="Info 3"/>
    <meta:user-defined meta:name="Info 4"/>
  </office:meta>
</office:document-meta>
</file>